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940000061C57279DF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249cm, 3.489cm, 5.286cm, 6.12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605cm" svg:height="16.51cm" svg:x="4.175cm" svg:y="5.445cm">
          <draw:image xlink:href="Pictures/10000000000005940000061C57279DF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>2010-05-23T03:06:19</dc:date>
    <dc:creator>Angad </dc:creator>
    <meta:document-statistic meta:object-count="1"/>
    <meta:generator>OpenOffice.org/3.2$Linux OpenOffice.org_project/320m12$Build-9483</meta:generator>
  </office:meta>
</office:document-meta>
</file>